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27622" draw:fill-color="#afd095" draw:textarea-horizontal-align="justify" draw:textarea-vertical-align="middle" draw:auto-grow-height="false" fo:min-height="2.75cm" fo:min-width="4.5cm"/>
      <style:paragraph-properties style:writing-mode="lr-tb"/>
    </style:style>
    <style:style style:name="gr2" style:family="graphic" style:parent-style-name="standard">
      <style:graphic-properties svg:stroke-color="#c9211e" draw:fill-color="#ffa6a6" draw:textarea-horizontal-align="justify" draw:textarea-vertical-align="middle" draw:auto-grow-height="false" fo:min-height="2.75cm" fo:min-width="4.5cm"/>
    </style:style>
    <style:style style:name="gr3" style:family="graphic" style:parent-style-name="standard">
      <style:graphic-properties svg:stroke-color="#355269" draw:fill-color="#b4c7dc" draw:textarea-horizontal-align="justify" draw:textarea-vertical-align="middle" draw:auto-grow-height="false" fo:min-height="2.75cm" fo:min-width="4.5cm"/>
    </style:style>
    <style:style style:name="gr4" style:family="graphic" style:parent-style-name="standard">
      <style:graphic-properties svg:stroke-color="#acb20c" draw:fill-color="#ffffa6" draw:textarea-horizontal-align="justify" draw:textarea-vertical-align="middle" draw:auto-grow-height="false" fo:min-height="2.75cm" fo:min-width="4.5cm"/>
    </style:style>
    <style:style style:name="gr5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15cm" fo:min-width="0.47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6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15cm" fo:min-width="0.37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1cm" fo:min-width="1.2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24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2a6099" draw:fill-color="#b4c7dc" draw:textarea-horizontal-align="justify" draw:textarea-vertical-align="middle" draw:auto-grow-height="false" fo:min-height="2.75cm" fo:min-width="6.9cm"/>
    </style:style>
    <style:style style:name="gr14" style:family="graphic" style:parent-style-name="standard">
      <style:graphic-properties svg:stroke-color="#ffff00" draw:fill-color="#ffffa6" draw:textarea-horizontal-align="justify" draw:textarea-vertical-align="middle" draw:auto-grow-height="false" fo:min-height="2.75cm" fo:min-width="6.9cm"/>
    </style:style>
    <style:style style:name="gr15" style:family="graphic" style:parent-style-name="standard">
      <style:graphic-properties svg:stroke-color="#224b12" draw:fill-color="#afd095" draw:textarea-horizontal-align="justify" draw:textarea-vertical-align="middle" draw:auto-grow-height="false" fo:min-height="2.75cm" fo:min-width="6.9cm"/>
    </style:style>
    <style:style style:name="gr16" style:family="graphic" style:parent-style-name="standard">
      <style:graphic-properties svg:stroke-color="#c9211e" draw:fill-color="#ffa6a6" draw:textarea-horizontal-align="justify" draw:textarea-vertical-align="middle" draw:auto-grow-height="false" fo:min-height="2.75cm" fo:min-width="6.9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24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2.55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2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acb20c" draw:fill="none" fo:min-height="3.141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2.55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afd095"/>
      <style:paragraph-properties fo:text-align="center" style:writing-mode="lr-tb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ffffa6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afd095"/>
      <style:paragraph-properties fo:text-align="center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/>
      <style:text-properties fo:hyphenate="false" loext:hyphenation-no-caps="false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.5pt" fo:font-style="italic" style:font-size-asian="10.5pt" style:font-style-asian="italic" style:font-size-complex="10.5pt" style:font-style-complex="italic"/>
    </style:style>
    <style:style style:name="T6" style:family="text">
      <style:text-properties fo:font-size="10.5pt" fo:font-style="normal" style:font-size-asian="10.5pt" style:font-style-asian="normal" style:font-size-complex="10.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5cm" svg:height="3cm" svg:x="7cm" svg:y="4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3cm" svg:x="1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3cm" svg:x="7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cm" svg:height="3cm" svg:x="12cm" svg:y="7cm">
          <text:p/>
          <draw:enhanced-geometry svg:viewBox="0 0 21600 21600" draw:type="rectangle" draw:enhanced-path="M 0 0 L 21600 0 21600 21600 0 21600 0 0 Z N"/>
        </draw:custom-shape>
        <draw:custom-shape draw:name="Simple_1" draw:style-name="gr5" draw:text-style-name="P7" draw:layer="layout" svg:width="1cm" svg:height="1cm" svg:x="14cm" svg:y="5cm">
          <text:p text:style-name="P6"><text:span text:style-name="T1">W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2" draw:style-name="gr5" draw:text-style-name="P7" draw:layer="layout" svg:width="1cm" svg:height="1cm" svg:x="9cm" svg:y="5cm">
          <text:p text:style-name="P6"><text:span text:style-name="T1">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3" draw:style-name="gr5" draw:text-style-name="P7" draw:layer="layout" svg:width="1cm" svg:height="1cm" svg:x="9cm" svg:y="8.1cm">
          <text:p text:style-name="P6"><text:span text:style-name="T1">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4" draw:style-name="gr6" draw:text-style-name="P7" draw:layer="layout" svg:width="0.9cm" svg:height="1cm" svg:x="14.2cm" svg:y="8cm">
          <text:p text:style-name="P6"><text:span text:style-name="T1">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8" draw:layer="layout" svg:width="3.032cm" svg:height="1cm" draw:transform="rotate (-1.56084795005853) translate (6.974cm 6.9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10" draw:layer="layout" svg:width="2.995cm" svg:height="0.574cm" draw:transform="rotate (1.5711453926453) translate (6.326cm 9.8cm)">
          <draw:text-box>
            <text:p text:style-name="P9"><text:span text:style-name="T2">OPORTUNIDADES</text:span></text:p>
          </draw:text-box>
        </draw:frame>
        <draw:custom-shape draw:style-name="gr7" draw:text-style-name="P8" draw:layer="layout" svg:width="3.032cm" svg:height="1cm" draw:transform="rotate (-1.56084795005853) translate (6.977cm 3.9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11" draw:layer="layout" svg:width="1.799cm" svg:height="0.526cm" draw:transform="rotate (1.57289072189729) translate (6.331cm 6.2cm)">
          <draw:text-box>
            <text:p text:style-name="P9"><text:span text:style-name="T2">FORÇAS</text:span></text:p>
          </draw:text-box>
        </draw:frame>
        <draw:custom-shape draw:style-name="gr7" draw:text-style-name="P8" draw:layer="layout" svg:width="3.032cm" svg:height="1cm" draw:transform="skewX (0.0139626340159546) rotate (-1.56084795005853) translate (18.004cm 4.004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11" draw:layer="layout" svg:width="2.199cm" svg:height="0.801cm" draw:transform="rotate (-1.57742857795248) translate (17.737cm 4.602cm)">
          <draw:text-box>
            <text:p text:style-name="P9"><text:span text:style-name="T2">FRAQUEZAS</text:span></text:p>
          </draw:text-box>
        </draw:frame>
        <draw:custom-shape draw:style-name="gr7" draw:text-style-name="P8" draw:layer="layout" svg:width="3.032cm" svg:height="1cm" draw:transform="skewX (0.0139626340159546) rotate (-1.56084795005853) translate (18.001cm 7.007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1" draw:layer="layout" svg:width="2.1cm" svg:height="0.801cm" draw:transform="rotate (-1.55508836352695) translate (17.713cm 7.694cm)">
          <draw:text-box>
            <text:p text:style-name="P9"><text:span text:style-name="T2">AMEAÇA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3" draw:text-style-name="P4" draw:layer="layout" svg:width="7.4cm" svg:height="3cm" svg:x="9.6cm" svg:y="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7.4cm" svg:height="3cm" svg:x="17cm" svg:y="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.4cm" svg:height="3cm" svg:x="9.6cm" svg:y="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7.4cm" svg:height="3cm" svg:x="17cm" svg:y="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7.4cm" svg:height="3cm" svg:x="17cm" svg:y="4cm">
          <text:p/>
          <draw:enhanced-geometry svg:viewBox="0 0 21600 21600" draw:type="rectangle" draw:enhanced-path="M 0 0 L 21600 0 21600 21600 0 21600 0 0 Z N"/>
        </draw:custom-shape>
        <draw:custom-shape draw:name="Simple_0" draw:style-name="gr5" draw:text-style-name="P7" draw:layer="layout" svg:width="1cm" svg:height="1cm" svg:x="23.2cm" svg:y="4.901cm">
          <text:p text:style-name="P6"><text:span text:style-name="T1">W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5" draw:style-name="gr5" draw:text-style-name="P7" draw:layer="layout" svg:width="1cm" svg:height="1cm" svg:x="9.9cm" svg:y="4.901cm">
          <text:p text:style-name="P6"><text:span text:style-name="T1">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6" draw:style-name="gr5" draw:text-style-name="P7" draw:layer="layout" svg:width="1cm" svg:height="1cm" svg:x="9.8cm" svg:y="7.901cm">
          <text:p text:style-name="P6"><text:span text:style-name="T1">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7" draw:style-name="gr6" draw:text-style-name="P7" draw:layer="layout" svg:width="0.9cm" svg:height="1cm" svg:x="23.3cm" svg:y="7.901cm">
          <text:p text:style-name="P6"><text:span text:style-name="T1">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8" draw:layer="layout" svg:width="3.032cm" svg:height="1cm" draw:transform="rotate (-1.56084795005853) translate (9.574cm 6.9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10" draw:layer="layout" svg:width="2.995cm" svg:height="0.574cm" draw:transform="rotate (1.5711453926453) translate (9.026cm 9.801cm)">
          <draw:text-box>
            <text:p text:style-name="P9"><text:span text:style-name="T2">OPORTUNIDADES</text:span></text:p>
          </draw:text-box>
        </draw:frame>
        <draw:custom-shape draw:style-name="gr7" draw:text-style-name="P8" draw:layer="layout" svg:width="3.032cm" svg:height="1cm" draw:transform="rotate (-1.56084795005853) translate (9.577cm 3.95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1" draw:layer="layout" svg:width="1.799cm" svg:height="0.526cm" draw:transform="rotate (1.57289072189729) translate (8.931cm 6.201cm)">
          <draw:text-box>
            <text:p text:style-name="P9"><text:span text:style-name="T2">FORÇAS</text:span></text:p>
          </draw:text-box>
        </draw:frame>
        <draw:custom-shape draw:style-name="gr7" draw:text-style-name="P8" draw:layer="layout" svg:width="3.032cm" svg:height="1cm" draw:transform="skewX (0.0139626340159546) rotate (-1.56084795005853) translate (25.404cm 4.005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1" draw:layer="layout" svg:width="2.199cm" svg:height="0.801cm" draw:transform="rotate (-1.57742857795248) translate (25.137cm 4.603cm)">
          <draw:text-box>
            <text:p text:style-name="P9"><text:span text:style-name="T2">FRAQUEZAS</text:span></text:p>
          </draw:text-box>
        </draw:frame>
        <draw:custom-shape draw:style-name="gr7" draw:text-style-name="P8" draw:layer="layout" svg:width="3.032cm" svg:height="1cm" draw:transform="skewX (0.0139626340159546) rotate (-1.56084795005853) translate (25.401cm 7.008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1" draw:layer="layout" svg:width="2.1cm" svg:height="0.801cm" draw:transform="rotate (-1.55508836352695) translate (25.313cm 7.695cm)">
          <draw:text-box>
            <text:p text:style-name="P9"><text:span text:style-name="T2">AMEAÇAS</text:span></text:p>
          </draw:text-box>
        </draw:frame>
        <draw:frame draw:style-name="gr21" draw:text-style-name="P15" draw:layer="layout" svg:width="7.227cm" svg:height="2.8cm" svg:x="16.973cm" svg:y="4.2cm">
          <draw:text-box>
            <text:p text:style-name="P14"><text:span text:style-name="T3">• </text:span><text:span text:style-name="T3">Dirigentes despreparados para atuar nesse novo ambiente;</text:span></text:p>
            <text:p text:style-name="P14"><text:span text:style-name="T4"/></text:p>
            <text:p text:style-name="P14"><text:span text:style-name="T3">• </text:span><text:span text:style-name="T3">Falta de conhecimento sobre o </text:span></text:p>
            <text:p text:style-name="P14"><text:span text:style-name="T3">modelo de negócio e sobre o cenário das </text:span><text:span text:style-name="T5">startups</text:span><text:span text:style-name="T3">. <text:s/></text:span></text:p>
          </draw:text-box>
        </draw:frame>
        <draw:frame draw:style-name="gr22" draw:text-style-name="P15" draw:layer="layout" svg:width="6.626cm" svg:height="2.8cm" svg:x="10.774cm" svg:y="4.2cm">
          <draw:text-box>
            <text:p text:style-name="P14"><text:span text:style-name="T3">• </text:span><text:span text:style-name="T3">Ideias inovadoras que agregam e </text:span></text:p>
            <text:p text:style-name="P14"><text:span text:style-name="T3">facilitam o modo de vida das </text:span></text:p>
            <text:p text:style-name="P14"><text:span text:style-name="T3">pessoas;</text:span></text:p>
            <text:p text:style-name="P14"><text:span text:style-name="T4"/></text:p>
            <text:p text:style-name="P14"><text:span text:style-name="T3">• </text:span><text:span text:style-name="T3">Capacidade de lidar com riscos e imprevistos. <text:s/></text:span></text:p>
          </draw:text-box>
        </draw:frame>
        <draw:frame draw:style-name="gr23" draw:text-style-name="P15" draw:layer="layout" svg:width="8.001cm" svg:height="3.391cm" svg:x="16.9cm" svg:y="6.9cm">
          <draw:text-box>
            <text:p text:style-name="P14"><text:span text:style-name="T3">• </text:span><text:span text:style-name="T3">Perca dos investidores, sem que a </text:span><text:span text:style-name="T5">startup</text:span><text:span text:style-name="T3"> esteja estabilizada (em sua fase </text:span></text:p>
            <text:p text:style-name="P14"><text:span text:style-name="T3">madura) no mercado;</text:span></text:p>
            <text:p text:style-name="P14"><text:span text:style-name="T4"/></text:p>
            <text:p text:style-name="P14"><text:span text:style-name="T3">• </text:span><text:span text:style-name="T3">Crise financeira, principalmente para </text:span><text:span text:style-name="T5">startups </text:span><text:span text:style-name="T6">iniciantes e que ainda não estão consolidadas</text:span><text:span text:style-name="T3">. <text:s/></text:span></text:p>
          </draw:text-box>
        </draw:frame>
        <draw:frame draw:style-name="gr24" draw:text-style-name="P15" draw:layer="layout" svg:width="6.626cm" svg:height="2.8cm" svg:x="10.674cm" svg:y="7.1cm">
          <draw:text-box>
            <text:p text:style-name="P14"><text:span text:style-name="T3">• </text:span><text:span text:style-name="T3">Necessidades do mercado de trabalho ou da população;</text:span></text:p>
            <text:p text:style-name="P14"><text:span text:style-name="T4"/></text:p>
            <text:p text:style-name="P14"><text:span text:style-name="T3">• </text:span><text:span text:style-name="T3">Possibilidade de expandir a </text:span><text:span text:style-name="T5">startup </text:span><text:span text:style-name="T6">para novos locais, devido a redução no valor de compra de imóveis.</text:span><text:span text:style-name="T3">. <text:s/>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4T23:04:26.221000000</meta:creation-date>
    <dc:date>2021-06-24T14:45:56.313000000</dc:date>
    <meta:editing-duration>P1DT1H27M17S</meta:editing-duration>
    <meta:editing-cycles>9</meta:editing-cycles>
    <meta:generator>LibreOffice/7.0.4.2$Windows_X86_64 LibreOffice_project/dcf040e67528d9187c66b2379df5ea4407429775</meta:generator>
    <meta:document-statistic meta:object-count="62"/>
  </office:meta>
</office:document-meta>
</file>